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195cm"/>
    </style:style>
    <style:style style:name="gr2" style:family="graphic" style:parent-style-name="standard">
      <style:graphic-properties draw:stroke="none" svg:stroke-color="#000000" draw:fill="gradient" draw:fill-color="#ff6600" draw:fill-gradient-name="Orange_20_gradient" draw:textarea-horizontal-align="justify" draw:textarea-vertical-align="middle" draw:auto-grow-height="false" fo:min-height="0.59cm" fo:min-width="0.02cm"/>
    </style:style>
    <style:style style:name="gr3" style:family="graphic" style:parent-style-name="standard">
      <style:graphic-properties draw:stroke="none" svg:stroke-color="#000000" draw:fill="gradient" draw:fill-color="#ff6600" draw:fill-gradient-name="Orange_20_gradient_20_2" draw:textarea-horizontal-align="justify" draw:textarea-vertical-align="middle" draw:auto-grow-height="false" fo:min-height="0.421cm" fo:min-width="0.02cm"/>
    </style:style>
    <style:style style:name="gr4" style:family="graphic" style:parent-style-name="standard">
      <style:graphic-properties draw:stroke="none" svg:stroke-color="#000000" draw:fill="gradient" draw:fill-color="#ff6600" draw:fill-gradient-name="Orange_20_gradient_20_5" draw:textarea-horizontal-align="justify" draw:textarea-vertical-align="middle" draw:auto-grow-height="false" fo:min-height="0.126cm" fo:min-width="0cm"/>
    </style:style>
    <style:style style:name="gr5" style:family="graphic" style:parent-style-name="standard">
      <style:graphic-properties draw:stroke="none" svg:stroke-color="#000000" draw:fill="gradient" draw:fill-color="#ff6600" draw:fill-gradient-name="Orange_20_gradient_20_4" draw:textarea-horizontal-align="justify" draw:textarea-vertical-align="middle" draw:auto-grow-height="false" fo:min-height="0.42cm" fo:min-width="0.02cm"/>
    </style:style>
    <style:style style:name="gr6" style:family="graphic" style:parent-style-name="standard">
      <style:graphic-properties draw:stroke="none" svg:stroke-color="#000000" draw:fill="gradient" draw:fill-color="#ff6600" draw:fill-gradient-name="Orange_20_gradient_20_3" draw:textarea-horizontal-align="justify" draw:textarea-vertical-align="middle" draw:auto-grow-height="false" fo:min-height="0.42cm" fo:min-width="0.02cm"/>
    </style:style>
    <style:style style:name="P1" style:family="paragraph">
      <style:text-properties fo:color="#ff6600" style:font-name="FreeSans1" fo:font-size="96pt" fo:font-weight="bold" style:font-size-asian="96pt" style:font-weight-asian="bold" style:font-size-complex="96pt" style:font-weight-complex="bold"/>
    </style:style>
    <style:style style:name="P2" style:family="paragraph">
      <style:text-properties fo:color="#ff6600" style:text-outline="true" style:font-name="FreeSans1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794cm" svg:height="4.445cm" svg:x="8.62cm" svg:y="13.065cm">
          <draw:text-box>
            <text:p text:style-name="P1"><text:span text:style-name="T1">C</text:span></text:p>
          </draw:text-box>
        </draw:frame>
        <draw:custom-shape draw:style-name="gr2" draw:text-style-name="P3" draw:layer="layout" svg:width="0.52cm" svg:height="0.84cm" draw:transform="rotate (-1.5707963267949) translate (8.779cm 14.722cm)">
          <text:p/>
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3" draw:layer="layout" svg:width="0.52cm" svg:height="0.671cm" draw:transform="rotate (-0.345575191894876) translate (9.359cm 12.893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0.52cm" svg:height="0.67cm" draw:transform="rotate (-0.413293966872258) translate (9.268cm 16.286cm)">
          <text:p/>
          <draw:enhanced-geometry svg:viewBox="0 0 21600 21600" draw:glue-points="?f6 10800 10800 21600 ?f5 10800 10800 0" draw:text-areas="?f3 ?f3 ?f4 ?f4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draw:layer="layout" svg:width="0.52cm" svg:height="0.67cm" draw:transform="rotate (-1.09885929705563) translate (11.72cm 13.572cm)">
          <text:p/>
          <draw:enhanced-geometry svg:viewBox="0 0 21600 21600" draw:glue-points="?f6 10800 10800 21600 ?f5 10800 10800 0" draw:text-areas="?f3 ?f3 ?f4 ?f4" draw:mirror-vertical="true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3" draw:layer="layout" svg:width="0.52cm" svg:height="0.67cm" draw:transform="rotate (-0.809134641224572) translate (11.362cm 15.995cm)">
          <text:p/>
          <draw:enhanced-geometry svg:viewBox="0 0 21600 21600" draw:glue-points="?f6 10800 10800 21600 ?f5 10800 10800 0" draw:text-areas="?f3 ?f3 ?f4 ?f4" draw:mirror-vertical="false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Orange_20_gradient" draw:display-name="Orange gradient" draw:style="linear" draw:start-color="#ffffff" draw:end-color="#ff6600" draw:start-intensity="100%" draw:end-intensity="100%" draw:angle="900" draw:border="0%"/>
    <draw:gradient draw:name="Orange_20_gradient_20_2" draw:display-name="Orange gradient 2" draw:style="linear" draw:start-color="#ffffff" draw:end-color="#ff6600" draw:start-intensity="100%" draw:end-intensity="100%" draw:angle="300" draw:border="0%"/>
    <draw:gradient draw:name="Orange_20_gradient_20_3" draw:display-name="Orange gradient 3" draw:style="linear" draw:start-color="#ffffff" draw:end-color="#ff6600" draw:start-intensity="100%" draw:end-intensity="100%" draw:angle="2000" draw:border="0%"/>
    <draw:gradient draw:name="Orange_20_gradient_20_4" draw:display-name="Orange gradient 4" draw:style="linear" draw:start-color="#ffffff" draw:end-color="#ff6600" draw:start-intensity="100%" draw:end-intensity="100%" draw:angle="3000" draw:border="0%"/>
    <draw:gradient draw:name="Orange_20_gradient_20_5" draw:display-name="Orange gradient 5" draw:style="linear" draw:start-color="#ffffff" draw:end-color="#ff6600" draw:start-intensity="100%" draw:end-intensity="100%" draw:angle="16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ff6600" draw:marker-start-width="0.432cm" draw:marker-start-center="false" draw:marker-end-width="0.43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10:41:39.897719944</meta:creation-date>
    <dc:date>2016-10-17T15:04:59.245717005</dc:date>
    <meta:editing-duration>PT52M42S</meta:editing-duration>
    <meta:editing-cycles>10</meta:editing-cycles>
    <meta:generator>LibreOffice/4.3.3.2$Linux_X86_64 LibreOffice_project/430m0$Build-2</meta:generator>
    <meta:document-statistic meta:object-count="6"/>
  </office:meta>
</office:document-meta>
</file>